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officeooo:paragraph-rsid="00073dff"/>
    </style:style>
    <style:style style:name="P5" style:family="paragraph" style:parent-style-name="Standard">
      <style:text-properties officeooo:paragraph-rsid="00010eb5"/>
    </style:style>
    <style:style style:name="P6" style:family="paragraph" style:parent-style-name="Standard">
      <style:text-properties officeooo:paragraph-rsid="0003cd16"/>
    </style:style>
    <style:style style:name="P7" style:family="paragraph" style:parent-style-name="Standard">
      <style:text-properties fo:font-size="14pt" fo:font-weight="bold" officeooo:paragraph-rsid="0003cd16" style:font-size-asian="14pt" style:font-weight-asian="bold" style:font-size-complex="14pt" style:font-weight-complex="bold"/>
    </style:style>
    <style:style style:name="P8"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9" style:family="paragraph" style:parent-style-name="Standard">
      <style:text-properties officeooo:paragraph-rsid="00073dff"/>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12"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13" style:family="paragraph" style:parent-style-name="Standard">
      <style:paragraph-properties fo:margin-left="1.251cm" fo:margin-right="0cm" fo:text-indent="0cm" style:auto-text-indent="false"/>
      <style:text-properties fo:font-weight="bold" style:font-weight-asian="bold" style:font-weight-complex="bold"/>
    </style:style>
    <style:style style:name="P14"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15" style:family="paragraph" style:parent-style-name="Standard">
      <style:paragraph-properties fo:margin-left="2.501cm" fo:margin-right="0cm" fo:text-indent="0cm" style:auto-text-indent="false"/>
    </style:style>
    <style:style style:name="P16" style:family="paragraph" style:parent-style-name="Standard">
      <style:paragraph-properties fo:margin-left="2.501cm" fo:margin-right="0cm" fo:text-indent="0cm" style:auto-text-indent="false"/>
      <style:text-properties officeooo:paragraph-rsid="00010eb5"/>
    </style:style>
    <style:style style:name="P17" style:family="paragraph" style:parent-style-name="Standard">
      <style:paragraph-properties fo:margin-left="2.501cm" fo:margin-right="0cm" fo:text-indent="0cm" style:auto-text-indent="false"/>
      <style:text-properties officeooo:paragraph-rsid="0003cd16"/>
    </style:style>
    <style:style style:name="P18" style:family="paragraph" style:parent-style-name="Standard">
      <style:paragraph-properties fo:margin-left="0cm" fo:margin-right="0cm" fo:text-indent="0cm" style:auto-text-indent="false"/>
    </style:style>
    <style:style style:name="P19"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20" style:family="paragraph" style:parent-style-name="Standard">
      <style:text-properties fo:language="en" fo:country="US" fo:font-weight="bold" officeooo:rsid="00010eb5" officeooo:paragraph-rsid="00010eb5" style:font-weight-asian="bold" style:font-weight-complex="bold"/>
    </style:style>
    <style:style style:name="P21" style:family="paragraph" style:parent-style-name="Standard">
      <style:text-properties fo:language="en" fo:country="US" officeooo:rsid="00073dff" officeooo:paragraph-rsid="00073dff"/>
    </style:style>
    <style:style style:name="P22" style:family="paragraph" style:parent-style-name="Standard">
      <style:text-properties style:font-name="Courier New" fo:language="en" fo:country="US" officeooo:rsid="00073dff" officeooo:paragraph-rsid="00073dff"/>
    </style:style>
    <style:style style:name="P23" style:family="paragraph" style:parent-style-name="Standard">
      <style:text-properties fo:font-weight="bold" officeooo:paragraph-rsid="00010eb5" style:font-weight-asian="bold" style:font-weight-complex="bold"/>
    </style:style>
    <style:style style:name="P24" style:family="paragraph" style:parent-style-name="Standard">
      <style:text-properties fo:font-weight="normal" officeooo:paragraph-rsid="000d205a" style:font-weight-asian="normal" style:font-weight-complex="normal"/>
    </style:style>
    <style:style style:name="P25" style:family="paragraph" style:parent-style-name="Standard">
      <style:paragraph-properties fo:margin-left="0cm" fo:margin-right="0cm" fo:text-indent="0cm" style:auto-text-indent="false"/>
      <style:text-properties fo:font-weight="bold" style:font-weight-asian="bold" style:font-weight-complex="bold"/>
    </style:style>
    <style:style style:name="P26"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27" style:family="paragraph" style:parent-style-name="Standard">
      <style:paragraph-properties fo:margin-left="2.501cm" fo:margin-right="0cm" fo:text-indent="0cm" style:auto-text-indent="false"/>
      <style:text-properties fo:font-weight="normal" officeooo:paragraph-rsid="000d205a" style:font-weight-asian="normal" style:font-weight-complex="normal"/>
    </style:style>
    <style:style style:name="P28" style:family="paragraph" style:parent-style-name="Standard">
      <style:paragraph-properties fo:margin-left="2.501cm" fo:margin-right="0cm" fo:text-indent="0cm" style:auto-text-indent="false"/>
      <style:text-properties fo:language="en" fo:country="US" fo:font-weight="normal" officeooo:rsid="000d205a" officeooo:paragraph-rsid="000eb7b0" style:font-weight-asian="normal" style:font-weight-complex="normal"/>
    </style:style>
    <style:style style:name="P29"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fo:font-style="italic" style:font-size-asian="10pt" style:font-style-asian="italic" style:font-size-complex="10pt" style:font-style-complex="italic"/>
    </style:style>
    <style:style style:name="T3" style:family="text">
      <style:text-properties fo:language="en" fo:country="US" officeooo:rsid="00010eb5"/>
    </style:style>
    <style:style style:name="T4" style:family="text">
      <style:text-properties fo:language="en" fo:country="US" fo:font-style="italic" style:text-underline-style="solid" style:text-underline-width="auto" style:text-underline-color="font-color" officeooo:rsid="00010eb5" style:font-style-asian="italic" style:font-style-complex="italic"/>
    </style:style>
    <style:style style:name="T5" style:family="text">
      <style:text-properties fo:language="en" fo:country="US" fo:font-weight="bold" officeooo:rsid="0003cd16" style:font-weight-asian="bold" style:font-weight-complex="bold"/>
    </style:style>
    <style:style style:name="T6" style:family="text">
      <style:text-properties fo:language="en" fo:country="US" fo:font-weight="bold" officeooo:rsid="000d205a" style:font-weight-asian="bold" style:font-weight-complex="bold"/>
    </style:style>
    <style:style style:name="T7" style:family="text">
      <style:text-properties fo:language="en" fo:country="US" officeooo:rsid="0003cd16"/>
    </style:style>
    <style:style style:name="T8" style:family="text">
      <style:text-properties fo:language="en" fo:country="US" officeooo:rsid="00073dff"/>
    </style:style>
    <style:style style:name="T9" style:family="text">
      <style:text-properties fo:language="en" fo:country="US" officeooo:rsid="000d0450"/>
    </style:style>
    <style:style style:name="T10" style:family="text">
      <style:text-properties fo:language="en" fo:country="US" officeooo:rsid="000d205a"/>
    </style:style>
    <style:style style:name="T11" style:family="text">
      <style:text-properties fo:language="en" fo:country="US" officeooo:rsid="000e9cec"/>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3cd16"/>
    </style:style>
    <style:style style:name="T16" style:family="text">
      <style:text-properties fo:font-weight="normal" style:font-weight-asian="normal" style:font-weight-complex="normal"/>
    </style:style>
    <style:style style:name="T17" style:family="text">
      <style:text-properties officeooo:rsid="000e9c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mplate data</text:p>
      <text:p text:style-name="P5">CSV file with delimiter as per config parameter "<text:span text:style-name="T12">CSVdelimiter</text:span>":</text:p>
      <text:p text:style-name="P18"/>
      <text:p text:style-name="P13">1st string: <text:span text:style-name="T16">label definition and size (always 1st)</text:span></text:p>
      <text:p text:style-name="P13">2nd string: <text:span text:style-name="T16">1st object definition and parameters</text:span></text:p>
      <text:p text:style-name="P13">3rd string: <text:span text:style-name="T16">2nd object definition and parameters</text:span></text:p>
      <text:p text:style-name="P10">...</text:p>
      <text:p text:style-name="P18"/>
      <text:p text:style-name="Standard">====template file <text:span text:style-name="T3">structure</text:span>====</text:p>
      <text:p text:style-name="P2"><text:s text:c="2"/>label; width; height;</text:p>
      <text:p text:style-name="P2"><text:s text:c="3"/>text; posX; posY; [rotate]; default_text; fontName; fontSize; [fontStyle];</text:p>
      <text:p text:style-name="P2">picture; posX; posY; [rotate]; default_file; [width]; [height]; [transparent];</text:p>
      <text:p text:style-name="P2">barcode; posX; posY; [rotate]; default_data; width; height; bcFormat; [additional_features]</text:p>
      <text:p text:style-name="Standard">====end====</text:p>
      <text:p text:style-name="Standard"/>
      <text:p text:style-name="P20">Objects name allowed:</text:p>
      <text:p text:style-name="P11"><text:span text:style-name="T2">label</text:span><text:span text:style-name="T1"> – defines label size in [pix]</text:span></text:p>
      <text:p text:style-name="P12"><text:span text:style-name="T12">text</text:span> – defines text string. <text:span text:style-name="T15">CR/LF not allowed</text:span></text:p>
      <text:p text:style-name="P12"><text:span text:style-name="T12">picture</text:span> – defines picture</text:p>
      <text:p text:style-name="P12"><text:span text:style-name="T12">barcode</text:span> – defines 1D or 2D barcode</text:p>
      <text:p text:style-name="P18"/>
      <text:p text:style-name="P23">Parameters:</text:p>
      <text:p text:style-name="P24"><text:tab/><text:span text:style-name="T14">posX, posY:</text:span></text:p>
      <text:p text:style-name="P27"><text:span text:style-name="T11">min = </text:span>0, <text:span text:style-name="T11">max</text:span> <text:span text:style-name="T11">= </text:span><text:span text:style-name="T10">label </text:span>width or height</text:p>
      <text:p text:style-name="P26"/>
      <text:p text:style-name="P29"><text:span text:style-name="T6">w</text:span><text:span text:style-name="T14">idth, height:</text:span></text:p>
      <text:p text:style-name="P28"><text:span text:style-name="T17">min = 0, <text:s/>max = diagonal size of the label</text:span></text:p>
      <text:p text:style-name="P29"/>
      <text:p text:style-name="P10">[] - <text:span text:style-name="T3">optional. C</text:span>an be set as "0" to use default value object content data will be taken from template "<text:span text:style-name="T12">default_</text:span>" field if label file has empty field for it.</text:p>
      <text:p text:style-name="Standard"/>
      <text:p text:style-name="P10"><text:span text:style-name="T5">[</text:span><text:span text:style-name="T14">fontStyle</text:span><text:span text:style-name="T5">]</text:span>:</text:p>
      <text:p text:style-name="P15">0 = regular</text:p>
      <text:p text:style-name="P15">1 = bold</text:p>
      <text:p text:style-name="P15">2 = italic</text:p>
      <text:p text:style-name="P15">4 = underline</text:p>
      <text:p text:style-name="P15">8 = strikeou<text:span text:style-name="T3">t</text:span></text:p>
      <text:p text:style-name="Standard"/>
      <text:p text:style-name="P10"><text:span text:style-name="T5">[</text:span><text:span text:style-name="T14">transparent</text:span><text:span text:style-name="T5">]</text:span>:</text:p>
      <text:p text:style-name="P15">0 = no conversion</text:p>
      <text:p text:style-name="P15">1 = convert white to transparent</text:p>
      <text:p text:style-name="P25"/>
      <text:p text:style-name="P10"><text:span text:style-name="T5">[</text:span><text:span text:style-name="T14">bcFormat</text:span><text:span text:style-name="T5">]</text:span>:</text:p>
      <text:p text:style-name="P16">2 = CODABAR <text:span text:style-name="T3">[1D]</text:span></text:p>
      <text:p text:style-name="P16">4 = CODE39 <text:span text:style-name="T3">[1D]</text:span></text:p>
      <text:p text:style-name="P16">8 = CODE93 <text:span text:style-name="T3">[1D]</text:span></text:p>
      <text:p text:style-name="P16">16 = CODE128 <text:span text:style-name="T3">[1D]</text:span></text:p>
      <text:p text:style-name="P16">64 = EAN8 <text:span text:style-name="T3">[1D]</text:span></text:p>
      <text:p text:style-name="P16">128 = EAN13 <text:span text:style-name="T3">[1D]</text:span></text:p>
      <text:p text:style-name="P16">256 = ITF <text:span text:style-name="T3">[1D]</text:span></text:p>
      <text:p text:style-name="P16">4096 = RSS_14 <text:span text:style-name="T3">[1D]</text:span></text:p>
      <text:p text:style-name="P16">8192 = RSS_EXPANDED <text:span text:style-name="T3">[1D]</text:span></text:p>
      <text:p text:style-name="P16">16384 = UPC_A <text:span text:style-name="T3">[1D]</text:span></text:p>
      <text:p text:style-name="P16">32768 = UPC_E <text:span text:style-name="T3">[1D]</text:span></text:p>
      <text:p text:style-name="P16"><text:soft-page-break/>65535 = UPC_EAN_EXTENSION <text:span text:style-name="T3">[1D]</text:span></text:p>
      <text:p text:style-name="P16">131072 = MSI <text:span text:style-name="T3">[1D]</text:span></text:p>
      <text:p text:style-name="P16">262144 = PLESSEY <text:span text:style-name="T3">[1D]</text:span></text:p>
      <text:p text:style-name="P16">524288 = IMB <text:span text:style-name="T3">[1D]</text:span></text:p>
      <text:p text:style-name="P16">1 = AZTEC <text:span text:style-name="T3">[2D]</text:span></text:p>
      <text:p text:style-name="P16">32 = DATAMATRIX <text:span text:style-name="T3">[2D]</text:span></text:p>
      <text:p text:style-name="P16">512 = MAXICODE <text:span text:style-name="T3">[2D]</text:span></text:p>
      <text:p text:style-name="P16">1024 = PDF417 <text:span text:style-name="T3">[2D]</text:span></text:p>
      <text:p text:style-name="P16">2048 = QRCODE <text:span text:style-name="T3">[2D]</text:span></text:p>
      <text:p text:style-name="Standard"/>
      <text:p text:style-name="P13"><text:span text:style-name="T7">[</text:span>additional_features<text:span text:style-name="T7">]</text:span>:</text:p>
      <text:p text:style-name="P14">!!! Only for specific needs defined by specialists !!!</text:p>
      <text:p text:style-name="P13">AZTEC_LAYERS</text:p>
      <text:p text:style-name="P15">[-4, 32]</text:p>
      <text:p text:style-name="P15">Specifies the required number of layers for an Aztec code. A negative number (-1, -2, -3, -4) specifies a compact Aztec code. 0 indicates to use the minimum number of layers (the default). A positive number (1, 2, .. 32) specifies a normal (non-compact) Aztec code.</text:p>
      <text:p text:style-name="P13">ERROR_CORRECTION</text:p>
      <text:p text:style-name="P15">[0, 8] ??</text:p>
      <text:p text:style-name="P15">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17">Note: an Aztec symbol should have a minimum of 25% EC words.</text:p>
      <text:p text:style-name="P13">MARGIN</text:p>
      <text:p text:style-name="P15">[int]</text:p>
      <text:p text:style-name="P15">Specifies margin, in pixels, to use when generating the barcode. The meaning can vary by format; for example it controls margin before and after the barcode horizontally for most 1D formats.</text:p>
      <text:p text:style-name="P13">PDF417_ASPECT_RATIO</text:p>
      <text:p text:style-name="P15">[1, 4]</text:p>
      <text:p text:style-name="P15">Aspect ratio to use. Default = 4.</text:p>
      <text:p text:style-name="P13">QR_VERSION</text:p>
      <text:p text:style-name="P15">[1, 40] ??</text:p>
      <text:p text:style-name="P15">Specifies the exact version of QR code to be encoded.</text:p>
      <text:p text:style-name="P18"/>
      <text:p text:style-name="P10"><text:span text:style-name="T13">!!! following </text:span><text:span text:style-name="T4">are</text:span><text:span text:style-name="T13"> not implemented yet !!!</text:span></text:p>
      <text:p text:style-name="P18"/>
      <text:p text:style-name="P13">CHARACTER_SET</text:p>
      <text:p text:style-name="P15">[string]</text:p>
      <text:p text:style-name="P15">Specifies what character encoding to use where applicable.</text:p>
      <text:p text:style-name="P13">PDF417_COMPACTION</text:p>
      <text:p text:style-name="P15">[string]</text:p>
      <text:p text:style-name="P15">Specifies what compaction mode to use for PDF417.</text:p>
      <text:p text:style-name="P13">CODE128_FORCE_CODESET_B</text:p>
      <text:p text:style-name="P15">[true, false]</text:p>
      <text:p text:style-name="P15">If true, don't switch to codeset C for numbers</text:p>
      <text:p text:style-name="P13">DISABLE_ECI</text:p>
      <text:p text:style-name="P15">[true, false]</text:p>
      <text:p text:style-name="P15">Don't append ECI segment.</text:p>
      <text:p text:style-name="P13">GS1_FORMAT</text:p>
      <text:p text:style-name="P15"><text:soft-page-break/>[true, false]</text:p>
      <text:p text:style-name="P15">Specifies whether the data should be encoded to the GS1 standard </text:p>
      <text:p text:style-name="P13">PDF417_COMPACT</text:p>
      <text:p text:style-name="P15">[true, false]</text:p>
      <text:p text:style-name="P15">Specifies whether to use compact mode for PDF417.</text:p>
      <text:p text:style-name="P13">DATA_MATRIX_SHAPE</text:p>
      <text:p text:style-name="P15">[?]</text:p>
      <text:p text:style-name="P15">Specifies the matrix shape for Data Matrix (type SymbolShapeHint)</text:p>
      <text:p text:style-name="P13">PDF417_DIMENSIONS</text:p>
      <text:p text:style-name="P15">[?]</text:p>
      <text:p text:style-name="P15">Specifies the minimum and maximum number of rows and columns for PDF417 (type Dimensions).</text:p>
      <text:p text:style-name="P13">DATA_MATRIX_DEFAULT_ENCODATION</text:p>
      <text:p text:style-name="P15">[?]</text:p>
      <text:p text:style-name="P15">Encodation for DataMatrix. Default = ASCII.</text:p>
      <text:p text:style-name="Standard"/>
      <text:p text:style-name="P7">Label data</text:p>
      <text:p text:style-name="P6">CSV file with delimiter as per config parameter "CSVdelimiter":</text:p>
      <text:p text:style-name="Standard"/>
      <text:p text:style-name="P10"><text:span text:style-name="T14">1st string</text:span>: Column headers <text:span text:style-name="T9">(if appropriate checkbox selected in the software)</text:span></text:p>
      <text:p text:style-name="P10"><text:span text:style-name="T14">2nd string</text:span>: 1st label data</text:p>
      <text:p text:style-name="P10"><text:span text:style-name="T14">3rd string</text:span>: 2nd label data</text:p>
      <text:p text:style-name="P18"/>
      <text:p text:style-name="P9">====<text:span text:style-name="T8">l</text:span>abel data file <text:span text:style-name="T8">structure====</text:span></text:p>
      <text:p text:style-name="P3"><text:span text:style-name="T8">column1_name</text:span>; <text:span text:style-name="T8">column2_name</text:span>; <text:span text:style-name="T8">column3_name</text:span>;</text:p>
      <text:p text:style-name="P3"><text:span text:style-name="T8">label1_object1</text:span>; <text:span text:style-name="T8">label1_object2</text:span>; <text:span text:style-name="T8">label1_object3</text:span>;</text:p>
      <text:p text:style-name="P3"><text:span text:style-name="T8">label2_object1</text:span>; <text:span text:style-name="T8">label2_object2</text:span>; <text:span text:style-name="T8">label2_object3</text:span>;</text:p>
      <text:p text:style-name="Standard">====<text:span text:style-name="T8">end====</text:span></text:p>
      <text:p text:style-name="Standard"/>
      <text:p text:style-name="P8">Examples</text:p>
      <text:p text:style-name="P9">====template file <text:span text:style-name="T8">example</text:span>====</text:p>
      <text:p text:style-name="P1"><text:s text:c="2"/>label; 400; 400;</text:p>
      <text:p text:style-name="P1"><text:s text:c="3"/>text; 10; <text:s/>10; <text:s/>0; <text:s text:c="2"/>string1; <text:s text:c="8"/>Arial; <text:s text:c="6"/>10; <text:s/>0;</text:p>
      <text:p text:style-name="P1">picture; 10; <text:s/>100; 0; <text:s text:c="2"/>custom_min1.png; 0; <text:s text:c="10"/>0; <text:s text:c="2"/>1;</text:p>
      <text:p text:style-name="P1">barcode; 10; <text:s/>180; 0; <text:s text:c="2"/>123456789; <text:s text:c="6"/>200; <text:s text:c="8"/>40; <text:s/>16;</text:p>
      <text:p text:style-name="P1">picture; 390; 10; <text:s/>90; <text:s/>custom_min1.png; 0; <text:s text:c="10"/>0; <text:s text:c="2"/>1;</text:p>
      <text:p text:style-name="P1">barcode; 290; 200; 90; <text:s/>987654321; <text:s text:c="6"/>200; <text:s text:c="8"/>200; 2048;</text:p>
      <text:p text:style-name="P1"><text:s text:c="3"/>text; 20; <text:s/>390; -90; string2; <text:s text:c="8"/>Courier New; 20; <text:s/>4;</text:p>
      <text:p text:style-name="P9">====<text:span text:style-name="T8">end====</text:span></text:p>
      <text:p text:style-name="P21"/>
      <text:p text:style-name="P9">====<text:span text:style-name="T8">l</text:span>abel data file <text:span text:style-name="T8">example====</text:span></text:p>
      <text:p text:style-name="P22">String1; <text:s/>Picture1; <text:s text:c="7"/>Barcode1; <text:s text:c="2"/>Picture2; <text:s text:c="7"/>Barcode2; <text:s text:c="2"/>String2;</text:p>
      <text:p text:style-name="P4">string11; custom_min1.png; 1123456789; custom.png; <text:s text:c="5"/>9876543211; string12;</text:p>
      <text:p text:style-name="P4">string21; ladon.png; <text:s text:c="6"/>2123456789; logo.png; <text:s text:c="7"/>9876543212; string22;</text:p>
      <text:p text:style-name="P4">string31; custom_min1.png; 3123456789; custom_min1.png; 9876543213; string32;</text:p>
      <text:p text:style-name="P4">string41; custom_min1.png; 4123456789; custom_min1.png; 9876543214; string42;</text:p>
      <text:p text:style-name="P21">====en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7-26T12:13:26.718000000</dc:date>
    <meta:editing-duration>PT44M19S</meta:editing-duration>
    <meta:editing-cycles>10</meta:editing-cycles>
    <meta:generator>LibreOffice/5.4.4.2$Windows_X86_64 LibreOffice_project/2524958677847fb3bb44820e40380acbe820f960</meta:generator>
    <meta:document-statistic meta:table-count="0" meta:image-count="0" meta:object-count="0" meta:page-count="3" meta:paragraph-count="126" meta:word-count="683" meta:character-count="4565" meta:non-whitespace-character-count="3860"/>
  </office:meta>
</office:document-meta>
</file>